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21ea48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28538" officeooo:paragraph-rsid="0021ea48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21ea48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21ea48" style:font-size-asian="12pt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" fo:font-size="12pt" officeooo:rsid="001bfcd0" officeooo:paragraph-rsid="00327de3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1ea48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302507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64cea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38eae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a3575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cfce9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58356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327de3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21ea48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302507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327de3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42283" officeooo:paragraph-rsid="00291bef" style:font-name-asian="Noto Sans CJK SC Regular" style:font-size-asian="12pt" style:font-name-complex="FreeSans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1ea48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327de3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3c7d60" officeooo:paragraph-rsid="0021ea48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634e1" officeooo:paragraph-rsid="0021ea48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82d0e" officeooo:paragraph-rsid="002a3575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21ea48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246c33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1c6eb" officeooo:paragraph-rsid="0021ea48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3a15b" officeooo:paragraph-rsid="00258356" style:font-style-asian="normal" style:font-style-complex="normal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1ea48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fo:font-style="italic" officeooo:rsid="00331474" officeooo:paragraph-rsid="0027a995" style:font-name-asian="Noto Sans CJK SC Regular" style:font-size-asian="12pt" style:font-style-asian="italic" style:font-name-complex="FreeSans" style:font-size-complex="12pt" style:font-style-complex="italic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21ea48" style:font-name-asian="Noto Sans CJK SC Regular" style:font-size-asian="12pt" style:font-style-asian="normal" style:font-name-complex="FreeSans" style:font-size-complex="12pt" style:font-style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327de3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Noto Sans CJK SC Regular" style:font-style-asian="italic" style:font-name-complex="FreeSans" style:font-style-complex="italic"/>
    </style:style>
    <style:style style:name="T3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4" style:family="text">
      <style:text-properties officeooo:rsid="004502e3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-asian="Noto Sans CJK SC Regular" style:font-name-complex="FreeSans"/>
    </style:style>
    <style:style style:name="T7" style:family="text">
      <style:text-properties style:text-position="sub 58%" officeooo:rsid="004502e3" style:font-name-asian="Noto Sans CJK SC Regular" style:font-name-complex="FreeSans"/>
    </style:style>
    <style:style style:name="T8" style:family="text">
      <style:text-properties style:text-position="sub 58%" officeooo:rsid="001a6335" style:font-name-asian="Noto Sans CJK SC Regular" style:font-name-complex="FreeSans"/>
    </style:style>
    <style:style style:name="T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21ea48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officeooo:rsid="00246311" style:font-name-asian="Noto Sans CJK SC Regular" style:font-size-asian="12pt" style:font-name-complex="FreeSans" style:font-size-complex="12pt"/>
    </style:style>
    <style:style style:name="T14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21ea48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246311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2b89ed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font-size="12pt" fo:language="uk" fo:country="UA" officeooo:rsid="0040232e" style:font-name-asian="Times New Roman1" style:font-size-asian="12pt" style:font-name-complex="Times New Roman1" style:font-size-complex="12pt"/>
    </style:style>
    <style:style style:name="T30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31" style:family="text">
      <style:text-properties style:text-position="sub 58%" fo:language="uk" fo:country="UA" fo:font-style="normal" officeooo:rsid="002b89ed" style:font-name-asian="Noto Sans CJK SC Regular" style:font-style-asian="normal" style:font-name-complex="FreeSans" style:font-style-complex="normal"/>
    </style:style>
    <style:style style:name="T32" style:family="text">
      <style:text-properties style:text-position="sub 58%" fo:language="uk" fo:country="UA" fo:font-style="normal" officeooo:rsid="00327de3" style:font-name-asian="Noto Sans CJK SC Regular" style:font-style-asian="normal" style:font-name-complex="FreeSans" style:font-style-complex="normal"/>
    </style:style>
    <style:style style:name="T33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4" style:family="text">
      <style:text-properties style:text-position="sub 58%" fo:language="uk" fo:country="UA" officeooo:rsid="000c6998"/>
    </style:style>
    <style:style style:name="T35" style:family="text">
      <style:text-properties style:text-position="sub 58%" fo:language="uk" fo:country="UA" officeooo:rsid="001a6335" style:font-name-asian="Noto Sans CJK SC Regular" style:font-name-complex="FreeSans"/>
    </style:style>
    <style:style style:name="T36" style:family="text">
      <style:text-properties style:text-position="sub 58%" officeooo:rsid="000c6998"/>
    </style:style>
    <style:style style:name="T37" style:family="text">
      <style:text-properties style:text-position="sub 58%" style:font-name="Times New Roman" officeooo:rsid="000c6998"/>
    </style:style>
    <style:style style:name="T38" style:family="text">
      <style:text-properties style:text-position="sub 58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39" style:family="text">
      <style:text-properties style:font-name-asian="Noto Sans CJK SC Regular" style:font-name-complex="FreeSans"/>
    </style:style>
    <style:style style:name="T40" style:family="text">
      <style:text-properties officeooo:rsid="004502e3" style:font-name-asian="Noto Sans CJK SC Regular" style:font-name-complex="FreeSans"/>
    </style:style>
    <style:style style:name="T41" style:family="text">
      <style:text-properties officeooo:rsid="0046f8b1" style:font-name-asian="Noto Sans CJK SC Regular" style:font-name-complex="FreeSans"/>
    </style:style>
    <style:style style:name="T42" style:family="text">
      <style:text-properties officeooo:rsid="001dc853" style:font-name-asian="Noto Sans CJK SC Regular" style:font-name-complex="FreeSans"/>
    </style:style>
    <style:style style:name="T43" style:family="text">
      <style:text-properties officeooo:rsid="001a6335" style:font-name-asian="Noto Sans CJK SC Regular" style:font-name-complex="FreeSans"/>
    </style:style>
    <style:style style:name="T44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5" style:family="text">
      <style:text-properties fo:font-style="normal" officeooo:rsid="000d2bcb" style:font-style-asian="normal" style:font-style-complex="normal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1dc853" style:font-name-asian="Symbola" style:font-name-complex="Symbola"/>
    </style:style>
    <style:style style:name="T48" style:family="text">
      <style:text-properties style:text-position="0% 100%" fo:font-style="normal" officeooo:rsid="001dc853" style:font-name-asian="Noto Sans CJK SC Regular" style:font-style-asian="normal" style:font-name-complex="FreeSans" style:font-style-complex="normal"/>
    </style:style>
    <style:style style:name="T49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50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51" style:family="text">
      <style:text-properties style:text-position="0% 100%" fo:font-style="normal" officeooo:rsid="00228538" style:font-style-asian="normal" style:font-style-complex="normal"/>
    </style:style>
    <style:style style:name="T52" style:family="text">
      <style:text-properties style:text-position="0% 100%" fo:font-style="normal" officeooo:rsid="001dc853" style:font-style-asian="normal" style:font-style-complex="normal"/>
    </style:style>
    <style:style style:name="T53" style:family="text">
      <style:text-properties style:text-position="0% 100%" fo:font-style="normal" officeooo:rsid="002452e3" style:font-style-asian="normal" style:font-style-complex="normal"/>
    </style:style>
    <style:style style:name="T54" style:family="text">
      <style:text-properties style:text-position="0% 100%" fo:font-style="normal" officeooo:rsid="0029c710" style:font-style-asian="normal" style:font-style-complex="normal"/>
    </style:style>
    <style:style style:name="T55" style:family="text">
      <style:text-properties style:text-position="0% 100%" fo:font-style="normal" officeooo:rsid="001bfcd0" style:font-style-asian="normal" style:font-style-complex="normal"/>
    </style:style>
    <style:style style:name="T56" style:family="text">
      <style:text-properties style:text-position="0% 100%" fo:font-style="normal" officeooo:rsid="0025e9b5" style:font-style-asian="normal" style:font-style-complex="normal"/>
    </style:style>
    <style:style style:name="T57" style:family="text">
      <style:text-properties style:text-position="0% 100%" fo:font-style="normal" officeooo:rsid="001fe023" style:font-style-asian="normal" style:font-style-complex="normal"/>
    </style:style>
    <style:style style:name="T58" style:family="text">
      <style:text-properties style:text-position="0% 100%" fo:font-style="normal" officeooo:rsid="0046b39a" style:font-style-asian="normal" style:font-style-complex="normal"/>
    </style:style>
    <style:style style:name="T59" style:family="text">
      <style:text-properties style:text-position="0% 100%" officeooo:rsid="001dc853" style:font-name-asian="Times New Roman1" style:font-name-complex="Times New Roman1"/>
    </style:style>
    <style:style style:name="T60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61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62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63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64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69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16db03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officeooo:rsid="001dc853" style:font-name-asian="Noto Sans CJK SC Regular" style:font-size-asian="12pt" style:font-name-complex="FreeSans" style:font-size-complex="12pt"/>
    </style:style>
    <style:style style:name="T73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74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238eae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246311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79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80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81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82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83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84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89" style:family="text">
      <style:text-properties style:text-position="0% 100%" fo:font-size="12pt" fo:language="uk" fo:country="UA" fo:font-style="italic" officeooo:rsid="001bfcd0" style:font-name-asian="Noto Sans CJK SC Regular" style:font-size-asian="12pt" style:font-style-asian="italic" style:font-name-complex="FreeSans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2cfce9" style:font-name-asian="Noto Sans CJK SC Regular" style:font-size-asian="12pt" style:font-style-asian="italic" style:font-name-complex="FreeSans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92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" style:font-size-complex="12pt" style:font-style-complex="italic"/>
    </style:style>
    <style:style style:name="T93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95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96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97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98" style:family="text">
      <style:text-properties style:text-position="0% 100%" fo:font-size="12pt" fo:language="uk" fo:country="UA" officeooo:rsid="0039020e" style:font-name-asian="Times New Roman1" style:font-size-asian="12pt" style:font-name-complex="Times New Roman1" style:font-size-complex="12pt"/>
    </style:style>
    <style:style style:name="T99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100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01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2a3575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2cfce9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1dc853" style:font-name-asian="Times New Roman1" style:font-size-asian="12pt" style:font-style-asian="normal" style:font-name-complex="Times New Roman1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246311" style:font-name-asian="Symbola" style:font-size-asian="12pt" style:font-style-asian="normal" style:font-name-complex="Symbola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2cfce9" style:font-name-asian="Symbola" style:font-size-asian="12pt" style:font-style-asian="normal" style:font-name-complex="Symbola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53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54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55" style:family="text">
      <style:text-properties style:text-position="0% 100%" officeooo:rsid="001bfcd0"/>
    </style:style>
    <style:style style:name="T156" style:family="text">
      <style:text-properties style:text-position="0% 100%" officeooo:rsid="00228538"/>
    </style:style>
    <style:style style:name="T157" style:family="text">
      <style:text-properties style:text-position="0% 100%" fo:font-style="italic" style:font-style-asian="italic" style:font-style-complex="italic"/>
    </style:style>
    <style:style style:name="T158" style:family="text">
      <style:text-properties style:text-position="0% 100%" fo:font-style="italic" officeooo:rsid="00228538" style:font-style-asian="italic" style:font-style-complex="italic"/>
    </style:style>
    <style:style style:name="T159" style:family="text">
      <style:text-properties style:text-position="0% 100%" fo:font-style="italic" officeooo:rsid="00238eae" style:font-style-asian="italic" style:font-style-complex="italic"/>
    </style:style>
    <style:style style:name="T160" style:family="text">
      <style:text-properties style:text-position="0% 100%" fo:font-style="italic" officeooo:rsid="00287210" style:font-style-asian="italic" style:font-style-complex="italic"/>
    </style:style>
    <style:style style:name="T161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162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163" style:family="text">
      <style:text-properties style:text-position="0% 100%" officeooo:rsid="0023608f"/>
    </style:style>
    <style:style style:name="T164" style:family="text">
      <style:text-properties style:text-position="0% 100%" officeooo:rsid="00242283"/>
    </style:style>
    <style:style style:name="T165" style:family="text">
      <style:text-properties style:text-position="0% 100%" officeooo:rsid="002634e1"/>
    </style:style>
    <style:style style:name="T166" style:family="text">
      <style:text-properties style:text-position="0% 100%" fo:font-size="10pt" fo:language="uk" fo:country="UA" fo:font-style="normal" officeooo:rsid="002cf273" style:font-name-asian="Symbola" style:font-size-asian="10pt" style:font-style-asian="normal" style:font-name-complex="Symbola" style:font-size-complex="10pt" style:font-style-complex="normal"/>
    </style:style>
    <style:style style:name="T167" style:family="text">
      <style:text-properties style:text-position="0% 100%" fo:font-size="10pt" fo:language="uk" fo:country="UA" fo:font-style="normal" officeooo:rsid="00327de3" style:font-name-asian="Symbola" style:font-size-asian="10pt" style:font-style-asian="normal" style:font-name-complex="Symbola" style:font-size-complex="10pt" style:font-style-complex="normal"/>
    </style:style>
    <style:style style:name="T168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69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70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71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72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73" style:family="text">
      <style:text-properties style:text-position="0% 100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174" style:family="text">
      <style:text-properties style:text-position="0% 100%" fo:language="uk" fo:country="UA" fo:font-style="normal" officeooo:rsid="002b89ed" style:font-name-asian="Noto Sans CJK SC Regular" style:font-style-asian="normal" style:font-name-complex="FreeSans" style:font-style-complex="normal"/>
    </style:style>
    <style:style style:name="T175" style:family="text">
      <style:text-properties style:text-position="0% 100%" fo:language="uk" fo:country="UA" fo:font-style="normal" officeooo:rsid="00302507" style:font-name-asian="Noto Sans CJK SC Regular" style:font-style-asian="normal" style:font-name-complex="FreeSans" style:font-style-complex="normal"/>
    </style:style>
    <style:style style:name="T176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177" style:family="text">
      <style:text-properties style:text-position="0% 100%" fo:language="uk" fo:country="UA" fo:font-style="normal" officeooo:rsid="00327de3" style:font-name-asian="Noto Sans CJK SC Regular" style:font-style-asian="normal" style:font-name-complex="FreeSans" style:font-style-complex="normal"/>
    </style:style>
    <style:style style:name="T178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79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180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81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82" style:family="text">
      <style:text-properties style:text-position="0% 100%" fo:language="uk" fo:country="UA" fo:font-style="normal" officeooo:rsid="00327de3" style:font-name-asian="Symbola" style:font-style-asian="normal" style:font-name-complex="Symbola" style:font-style-complex="normal"/>
    </style:style>
    <style:style style:name="T183" style:family="text">
      <style:text-properties style:text-position="0% 100%" fo:language="uk" fo:country="UA" fo:font-style="normal" officeooo:rsid="0023608f" style:font-name-asian="Symbol" style:font-style-asian="normal" style:font-name-complex="Symbol" style:font-style-complex="normal"/>
    </style:style>
    <style:style style:name="T184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85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86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87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88" style:family="text">
      <style:text-properties style:text-position="0% 100%" fo:language="uk" fo:country="UA" fo:font-style="italic" officeooo:rsid="00327de3" style:font-name-asian="Noto Sans CJK SC Regular" style:font-style-asian="italic" style:font-name-complex="FreeSans" style:font-style-complex="italic"/>
    </style:style>
    <style:style style:name="T189" style:family="text">
      <style:text-properties style:text-position="0% 100%" fo:language="uk" fo:country="UA" fo:font-style="italic" officeooo:rsid="00327de3" style:font-name-asian="Symbola" style:font-style-asian="italic" style:font-name-complex="Symbola" style:font-style-complex="italic"/>
    </style:style>
    <style:style style:name="T190" style:family="text">
      <style:text-properties style:text-position="0% 100%" fo:language="uk" fo:country="UA" officeooo:rsid="0023608f" style:font-name-asian="Symbol" style:font-name-complex="Symbol1"/>
    </style:style>
    <style:style style:name="T191" style:family="text">
      <style:text-properties style:text-position="0% 100%" fo:language="uk" fo:country="UA" officeooo:rsid="001dc853" style:font-name-asian="Symbola" style:font-name-complex="Symbola"/>
    </style:style>
    <style:style style:name="T192" style:family="text">
      <style:text-properties style:text-position="0% 100%" fo:language="uk" fo:country="UA" officeooo:rsid="001dc853" style:font-name-asian="Times New Roman1" style:font-name-complex="Times New Roman1"/>
    </style:style>
    <style:style style:name="T193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94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95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96" style:family="text">
      <style:text-properties style:text-position="0% 100%" style:font-name="Times New Roman" fo:font-size="12pt" fo:language="uk" fo:country="UA" fo:font-style="normal" officeooo:rsid="001dc853" style:font-name-asian="Times New Roman1" style:font-size-asian="12pt" style:font-style-asian="normal" style:font-name-complex="Times New Roman1" style:font-size-complex="12pt" style:font-style-complex="normal"/>
    </style:style>
    <style:style style:name="T197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98" style:family="text">
      <style:text-properties style:text-position="0% 100%" style:font-name="Times New Roman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99" style:family="text">
      <style:text-properties style:text-position="0% 100%" style:font-name="Times New Roman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200" style:family="text">
      <style:text-properties style:text-position="0% 100%" style:font-name="Times New Roman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201" style:family="text">
      <style:text-properties style:text-position="0% 100%" style:font-name="Times New Roman" fo:font-size="12pt" fo:language="uk" fo:country="UA" officeooo:rsid="003a947a" style:font-name-asian="Noto Sans CJK SC Regular" style:font-size-asian="12pt" style:font-name-complex="FreeSans" style:font-size-complex="12pt"/>
    </style:style>
    <style:style style:name="T202" style:family="text">
      <style:text-properties style:text-position="0% 100%" style:font-name="Times New Roman" fo:font-size="12pt" fo:language="uk" fo:country="UA" officeooo:rsid="003c7d60" style:font-name-asian="Noto Sans CJK SC Regular" style:font-size-asian="12pt" style:font-name-complex="FreeSans" style:font-size-complex="12pt"/>
    </style:style>
    <style:style style:name="T203" style:family="text">
      <style:text-properties style:text-position="0% 100%" style:font-name="Times New Roman1" officeooo:rsid="0011485b" style:font-name-asian="Times New Roman1" style:font-name-complex="Times New Roman1"/>
    </style:style>
    <style:style style:name="T204" style:family="text">
      <style:text-properties style:text-position="0% 100%" style:font-name="Times New Roman1" fo:font-size="12pt" fo:language="uk" fo:country="UA" fo:font-style="normal" officeooo:rsid="00238eae" style:font-name-asian="Times New Roman1" style:font-size-asian="12pt" style:font-style-asian="normal" style:font-name-complex="Times New Roman1" style:font-size-complex="12pt" style:font-style-complex="normal"/>
    </style:style>
    <style:style style:name="T205" style:family="text">
      <style:text-properties style:text-position="0% 100%" style:font-name="Times New Roman1" fo:font-size="12pt" fo:language="uk" fo:country="UA" fo:font-style="normal" officeooo:rsid="002cfce9" style:font-name-asian="Times New Roman1" style:font-size-asian="12pt" style:font-style-asian="normal" style:font-name-complex="Times New Roman1" style:font-size-complex="12pt" style:font-style-complex="normal"/>
    </style:style>
    <style:style style:name="T206" style:family="text">
      <style:text-properties style:text-position="0% 100%" style:font-name="Times New Roman1" fo:language="uk" fo:country="UA" fo:font-style="normal" officeooo:rsid="002cfce9" style:font-name-asian="Times New Roman1" style:font-style-asian="normal" style:font-name-complex="Times New Roman1" style:font-style-complex="normal"/>
    </style:style>
    <style:style style:name="T207" style:family="text">
      <style:text-properties style:text-position="0% 100%" officeooo:rsid="000d2bcb"/>
    </style:style>
    <style:style style:name="T208" style:family="text">
      <style:text-properties style:text-position="0% 100%" style:font-name="Times New Roman" officeooo:rsid="000c6998"/>
    </style:style>
    <style:style style:name="T209" style:family="text">
      <style:text-properties style:text-position="0% 100%" style:font-name="Times New Roman" officeooo:rsid="000d2bcb"/>
    </style:style>
    <style:style style:name="T210" style:family="text">
      <style:text-properties style:text-position="0% 100%" style:font-name="Times New Roman" fo:font-style="italic" officeooo:rsid="000c6998" style:font-style-asian="italic" style:font-style-complex="italic"/>
    </style:style>
    <style:style style:name="T211" style:family="text">
      <style:text-properties style:text-position="0% 100%" style:font-name="Times New Roman" fo:language="uk" fo:country="UA" fo:font-style="normal" officeooo:rsid="001dc853" style:font-name-asian="Symbola" style:font-style-asian="normal" style:font-name-complex="Symbola" style:font-style-complex="normal"/>
    </style:style>
    <style:style style:name="T212" style:family="text">
      <style:text-properties style:text-position="0% 100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213" style:family="text">
      <style:text-properties fo:font-size="12pt" fo:language="uk" fo:country="UA" officeooo:rsid="001a6335" style:font-size-asian="12pt" style:font-size-complex="12pt"/>
    </style:style>
    <style:style style:name="T214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15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16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17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18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19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20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21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22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23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24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25" style:family="text">
      <style:text-properties fo:font-size="12pt" fo:language="uk" fo:country="UA" officeooo:rsid="0015a149" style:font-name-asian="Noto Sans CJK SC Regular" style:font-size-asian="12pt" style:font-name-complex="FreeSans" style:font-size-complex="12pt"/>
    </style:style>
    <style:style style:name="T226" style:family="text">
      <style:text-properties fo:font-size="12pt" fo:language="uk" fo:country="UA" officeooo:rsid="0025e9b5" style:font-name-asian="Noto Sans CJK SC Regular" style:font-size-asian="12pt" style:font-name-complex="FreeSans" style:font-size-complex="12pt"/>
    </style:style>
    <style:style style:name="T227" style:family="text">
      <style:text-properties fo:font-size="12pt" fo:language="uk" fo:country="UA" style:font-name-asian="Noto Sans CJK SC Regular" style:font-size-asian="12pt" style:font-name-complex="Times New Roman" style:font-size-complex="12pt"/>
    </style:style>
    <style:style style:name="T228" style:family="text">
      <style:text-properties officeooo:rsid="001bfcd0"/>
    </style:style>
    <style:style style:name="T229" style:family="text">
      <style:text-properties officeooo:rsid="001dc853"/>
    </style:style>
    <style:style style:name="T230" style:family="text">
      <style:text-properties officeooo:rsid="001fe023"/>
    </style:style>
    <style:style style:name="T231" style:family="text">
      <style:text-properties officeooo:rsid="0046b39a"/>
    </style:style>
    <style:style style:name="T232" style:family="text">
      <style:text-properties officeooo:rsid="001cb0ba"/>
    </style:style>
    <style:style style:name="T233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34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35" style:family="text">
      <style:text-properties officeooo:rsid="0021ea48"/>
    </style:style>
    <style:style style:name="T236" style:family="text">
      <style:text-properties officeooo:rsid="0025e9b5"/>
    </style:style>
    <style:style style:name="T237" style:family="text">
      <style:text-properties officeooo:rsid="000c6998"/>
    </style:style>
    <style:style style:name="T238" style:family="text">
      <style:text-properties fo:language="uk" fo:country="UA"/>
    </style:style>
    <style:style style:name="T239" style:family="text">
      <style:text-properties fo:language="uk" fo:country="UA" officeooo:rsid="000c6998"/>
    </style:style>
    <style:style style:name="T240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41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42" style:family="text">
      <style:text-properties fo:language="uk" fo:country="UA" officeooo:rsid="001a6335" style:font-name-asian="Noto Sans CJK SC Regular" style:font-name-complex="FreeSans"/>
    </style:style>
    <style:style style:name="T243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44" style:family="text">
      <style:text-properties style:text-position="super 58%"/>
    </style:style>
    <style:style style:name="T245" style:family="text">
      <style:text-properties style:text-position="super 58%" style:font-name="Times New Roman" officeooo:rsid="000c6998"/>
    </style:style>
    <style:style style:name="T246" style:family="text">
      <style:text-properties officeooo:rsid="000d2bcb"/>
    </style:style>
    <style:style style:name="T247" style:family="text">
      <style:text-properties style:font-name="Times New Roman"/>
    </style:style>
    <style:style style:name="T248" style:family="text">
      <style:text-properties style:font-name="Times New Roman" officeooo:rsid="000c6998"/>
    </style:style>
    <style:style style:name="T249" style:family="text">
      <style:text-properties style:font-name="Times New Roman" fo:font-style="italic" officeooo:rsid="000c6998" style:font-style-asian="italic" style:font-style-complex="italic"/>
    </style:style>
    <style:style style:name="T250" style:family="text">
      <style:text-properties style:font-name="Times New Roman" officeooo:rsid="000d2bcb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аріант №<text:span text:style-name="T235">4</text:span></text:p>
      <text:p text:style-name="P3"><text:span text:style-name="T1">Домовленості</text:span>: <text:span text:style-name="T4">БФ - </text:span>булева функція; <text:span text:style-name="T2">Т</text:span><text:span text:style-name="T6">0</text:span><text:span text:style-name="T39">, </text:span><text:span text:style-name="T2">Т</text:span><text:span text:style-name="T6">1</text:span><text:span text:style-name="T39">, </text:span><text:bookmark-start text:name="__DdeLink__656_1770953849"/><text:span text:style-name="T2">L</text:span><text:span text:style-name="T39">,</text:span><text:bookmark-end text:name="__DdeLink__656_1770953849"/><text:span text:style-name="T39"> </text:span><text:span text:style-name="T2">M</text:span><text:span text:style-name="T39">, </text:span><text:span text:style-name="T2">S</text:span><text:span text:style-name="T39"> - множини БФ, що, відповідно, зберігають константу 0, константу 1, лінійних, монотонних і самодвоїстих; </text:span><text:span text:style-name="T40">Р</text:span><text:span text:style-name="T7">2</text:span><text:span text:style-name="T40"> − множина </text:span><text:span text:style-name="T41">в</text:span><text:span text:style-name="T40">сіх БФ, </text:span><text:span text:style-name="T42">¬ </text:span><text:span text:style-name="T40">і ¯ - знаки, що позначають операцію заперечення.</text:span></text:p>
      <text:list xml:id="list1770596850" text:style-name="L1">
        <text:list-item>
          <text:p text:style-name="P5"><text:span text:style-name="T238">Побудувати таблицю істинності БФ </text:span><text:span text:style-name="T241">f</text:span><text:span text:style-name="T242">(</text:span><text:span text:style-name="T241">x</text:span><text:span text:style-name="T242">, </text:span><text:span text:style-name="T241">y</text:span><text:span text:style-name="T243">, </text:span><text:span text:style-name="T240">z</text:span><text:span text:style-name="T242">)</text:span><text:span text:style-name="T241"> </text:span><text:span text:style-name="T242">= </text:span><text:span text:style-name="T176"><draw:frame draw:style-name="fr2" draw:name="Об'єкт24" text:anchor-type="as-char" svg:y="-0.1492in" svg:width="0.189in" svg:height="0.1854in" draw:z-index="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91">⊕</text:span><text:span text:style-name="T242"> (</text:span><text:span text:style-name="T241">y</text:span><text:span text:style-name="T35"> </text:span><text:span text:style-name="T192">→</text:span><text:span text:style-name="T242"> </text:span><text:span text:style-name="T183"><draw:frame draw:style-name="fr2" draw:name="Об'єкт13" text:anchor-type="as-char" svg:y="-0.1492in" svg:width="0.1783in" svg:height="0.1854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42">). </text:span></text:p>
        </text:list-item>
        <text:list-item>
          <text:p text:style-name="P19"><text:span text:style-name="T248">Довести, що </text:span><text:span text:style-name="T249">L</text:span><text:span text:style-name="T245">*</text:span><text:span text:style-name="T248">=</text:span><text:span text:style-name="T249">L</text:span><text:span text:style-name="T248"> </text:span><text:span text:style-name="T250">(тут </text:span><text:span text:style-name="T248"><text:s/></text:span><text:span text:style-name="T249">L</text:span><text:span text:style-name="T245">*</text:span><text:span text:style-name="T208"> - </text:span><text:span text:style-name="T209">клас двоїстих до класу</text:span><text:span text:style-name="T208"> </text:span><text:span text:style-name="T210">L</text:span><text:span text:style-name="T208"> </text:span><text:span text:style-name="T209">функцій</text:span><text:span text:style-name="T250">).</text:span></text:p>
        </text:list-item>
        <text:list-item>
          <text:p text:style-name="P19"><text:span text:style-name="T247">Визначити довжину скороченої днф функції </text:span><text:span text:style-name="T248">х</text:span><text:span text:style-name="T37">1</text:span><text:span text:style-name="T211">⊕</text:span><text:span text:style-name="T212">х</text:span><text:span text:style-name="T38">2</text:span><text:span text:style-name="T211">⊕ ... ⊕ </text:span><text:span text:style-name="T212">х</text:span><text:span text:style-name="T38">n</text:span><text:span text:style-name="T212">.</text:span></text:p>
        </text:list-item>
        <text:list-item>
          <text:p text:style-name="P19"><text:span text:style-name="T213">Визначити число тупикових днф та число мінімальних днф функції </text:span><text:span text:style-name="T239">х</text:span><text:span text:style-name="T34">1</text:span><text:span text:style-name="T180">⊕</text:span><text:span text:style-name="T181">х</text:span><text:span text:style-name="T33">2</text:span><text:span text:style-name="T180">⊕ ... ⊕ </text:span><text:span text:style-name="T181">х</text:span><text:span text:style-name="T33">n</text:span><text:span text:style-name="T181">.</text:span></text:p>
        </text:list-item>
        <text:list-item>
          <text:p text:style-name="P14"><text:span text:style-name="T228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1"/><text:span text:style-name="T52"><draw:frame draw:style-name="fr2" draw:name="Об'єкт20" text:anchor-type="as-char" svg:y="-0.1492in" svg:width="0.189in" svg:height="0.1854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bookmark-end text:name="__DdeLink__182_38829639611"/><text:span text:style-name="T1"><text:s/></text:span><text:span text:style-name="T47">⊕ </text:span><text:span text:style-name="T229">¬</text:span>(<text:span text:style-name="T1">y</text:span><text:span text:style-name="T5"> </text:span><text:span text:style-name="T59">→</text:span> <text:span text:style-name="T49"><draw:frame draw:style-name="fr2" draw:name="Об'єкт25" text:anchor-type="as-char" svg:y="-0.1492in" svg:width="0.1783in" svg:height="0.1854in" draw:z-index="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), <text:span text:style-name="T229">що задана аналітично,</text:span> <text:span text:style-name="T232">з</text:span><text:bookmark-start text:name="__DdeLink__188_9823469211"/>а допомогою рівносильних перетворень побудувати <text:span text:style-name="T232">рівну їй</text:span> Д<text:span text:style-name="T229">Д</text:span>НФ<text:bookmark-end text:name="__DdeLink__188_9823469211"/>.</text:p>
        </text:list-item>
        <text:list-item>
          <text:p text:style-name="P15"><text:span text:style-name="T228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"/><text:span text:style-name="T52"><draw:frame draw:style-name="fr2" draw:name="Об'єкт23" text:anchor-type="as-char" svg:y="-0.1492in" svg:width="0.189in" svg:height="0.1854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bookmark-end text:name="__DdeLink__182_3882963961"/><text:span text:style-name="T1"><text:s/></text:span><text:span text:style-name="T47">⊕ </text:span><text:span text:style-name="T229">¬</text:span>(<text:span text:style-name="T1">y</text:span><text:span text:style-name="T5"> </text:span><text:span text:style-name="T59">→</text:span> <text:span text:style-name="T49"><draw:frame draw:style-name="fr2" draw:name="Об'єкт26" text:anchor-type="as-char" svg:y="-0.1492in" svg:width="0.1783in" svg:height="0.1854in" draw:z-index="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), <text:span text:style-name="T229">що задана аналітично </text:span><text:span text:style-name="T54">(див. попередню задачу)</text:span><text:span text:style-name="T229">,</text:span> <text:span text:style-name="T232">з</text:span><text:bookmark-start text:name="__DdeLink__188_982346921"/>а допомогою рівносильних перетворень побудувати <text:span text:style-name="T232">рівну їй</text:span> ДКНФ<text:bookmark-end text:name="__DdeLink__188_982346921"/>.</text:p>
        </text:list-item>
        <text:list-item>
          <text:p text:style-name="P6"><text:span text:style-name="T62">За</text:span><text:span text:style-name="T61"> </text:span><text:span text:style-name="T74">вектор</text:span><text:span text:style-name="T75">а</text:span><text:span text:style-name="T74">м</text:span><text:span text:style-name="T75">и</text:span><text:span text:style-name="T74"> значень </text:span><text:span text:style-name="T61">БФ </text:span><text:span text:style-name="T79">f</text:span><text:span text:style-name="T61">(</text:span><text:span text:style-name="T79">х</text:span><text:span text:style-name="T10">1</text:span><text:span text:style-name="T61">, </text:span><text:span text:style-name="T79">х</text:span><text:span text:style-name="T10">2</text:span><text:span text:style-name="T61">) = (1011) та БФ </text:span><text:span text:style-name="T79">g</text:span><text:span text:style-name="T61">(</text:span><text:span text:style-name="T79">х</text:span><text:span text:style-name="T10">3</text:span><text:span text:style-name="T61">, </text:span><text:span text:style-name="T79">х</text:span><text:span text:style-name="T14">4</text:span><text:span text:style-name="T61">) = (1001) </text:span><text:span text:style-name="T62">побудувати таблицю істинності БФ </text:span><text:span text:style-name="T80">h</text:span><text:span text:style-name="T62">(</text:span><text:span text:style-name="T79">х</text:span><text:span text:style-name="T10">2</text:span><text:span text:style-name="T61">, </text:span><text:span text:style-name="T79">х</text:span><text:span text:style-name="T10">3</text:span><text:span text:style-name="T61">, </text:span><text:span text:style-name="T79">х</text:span><text:span text:style-name="T14">4</text:span><text:span text:style-name="T62">) = </text:span><text:span text:style-name="T79">f</text:span><text:span text:style-name="T61">(</text:span><text:span text:style-name="T79">g</text:span><text:span text:style-name="T61">(</text:span><text:span text:style-name="T79">х</text:span><text:span text:style-name="T14">4</text:span><text:span text:style-name="T61">, </text:span><text:span text:style-name="T10"><text:s/></text:span><text:span text:style-name="T79">х</text:span><text:span text:style-name="T10">2</text:span><text:span text:style-name="T61">), </text:span><text:span text:style-name="T79">х</text:span><text:span text:style-name="T12">2</text:span><text:span text:style-name="T154">⊕</text:span><text:span text:style-name="T79">х</text:span><text:span text:style-name="T22">3</text:span><text:span text:style-name="T61">)</text:span><text:span text:style-name="T62">). <text:s/></text:span></text:p>
        </text:list-item>
        <text:list-item>
          <text:p text:style-name="P27"><text:span text:style-name="T201">Подати функ</text:span><text:span text:style-name="T202">ці</text:span><text:span text:style-name="T201">ю </text:span><text:span text:style-name="T197">f</text:span><text:span text:style-name="T201"> у вигляд</text:span><text:span text:style-name="T202">і</text:span><text:span text:style-name="T201"> формули над множиною операц</text:span><text:span text:style-name="T202">ій</text:span><text:span text:style-name="T201"> </text:span><text:span text:style-name="T198">Н</text:span><text:span text:style-name="T201">, </text:span><text:span text:style-name="T202">якщо <text:s/></text:span><text:span text:style-name="T197">f</text:span><text:span text:style-name="T193"> </text:span><text:span text:style-name="T194">= </text:span><text:span text:style-name="T199">⊕</text:span><text:span text:style-name="T195">, </text:span><text:span text:style-name="T200">H</text:span><text:span text:style-name="T195"> = {¯, </text:span><text:span text:style-name="T196">→</text:span><text:span text:style-name="T195">}. </text:span></text:p>
        </text:list-item>
        <text:list-item>
          <text:p text:style-name="P20"><text:span text:style-name="T136">Довести, що функцію <text:s/></text:span><text:span text:style-name="T79">f</text:span><text:span text:style-name="T103"> <text:s/></text:span><text:span text:style-name="T100">не можна подати формулою над множиною операцій </text:span><text:span text:style-name="T78">Н</text:span><text:span text:style-name="T100">, якщо <text:s/></text:span><text:span text:style-name="T79">f</text:span><text:span text:style-name="T102"> </text:span><text:span text:style-name="T100">= </text:span><text:span text:style-name="T94">⊕</text:span><text:span text:style-name="T100">, </text:span><text:span text:style-name="T78">Н</text:span><text:span text:style-name="T100"> </text:span><text:span text:style-name="T136">= {∨,∧, </text:span><text:span text:style-name="T142">→, </text:span><text:span text:style-name="T204">↔</text:span><text:span text:style-name="T136">}. </text:span></text:p>
        </text:list-item>
        <text:list-item>
          <text:p text:style-name="P6"><text:span text:style-name="T137">Знайти розклад БФ </text:span><text:span text:style-name="T81">f</text:span><text:span text:style-name="T104">(</text:span><text:span text:style-name="T81">х</text:span><text:span text:style-name="T15">1</text:span><text:span text:style-name="T104">, </text:span><text:span text:style-name="T81">х</text:span><text:span text:style-name="T15">2</text:span><text:span text:style-name="T104">, </text:span><text:span text:style-name="T81">х</text:span><text:span text:style-name="T15">3</text:span><text:span text:style-name="T104">, </text:span><text:span text:style-name="T81">х</text:span><text:span text:style-name="T15">4</text:span><text:span text:style-name="T104">)</text:span><text:span text:style-name="T137">, що задана формулою </text:span><text:span text:style-name="T93">А</text:span><text:span text:style-name="T137"> = ((</text:span><text:span text:style-name="T81">х</text:span><text:span text:style-name="T15">1</text:span><text:span text:style-name="T144">∣</text:span><text:span text:style-name="T105">((</text:span><text:span text:style-name="T81">х</text:span><text:span text:style-name="T15">2</text:span><text:span text:style-name="T104"> </text:span><text:span text:style-name="T138">↔</text:span><text:span text:style-name="T104"> </text:span><text:span text:style-name="T81">х</text:span><text:span text:style-name="T16">1</text:span><text:span text:style-name="T105">)</text:span><text:span text:style-name="T137"> </text:span><text:span text:style-name="T138">→ </text:span><text:span text:style-name="T81">х</text:span><text:span text:style-name="T15">3</text:span><text:span text:style-name="T138">)↓(</text:span><text:span text:style-name="T106">¬</text:span><text:span text:style-name="T81">х</text:span><text:span text:style-name="T15">4</text:span><text:span text:style-name="T138">)), </text:span><text:span text:style-name="T137">за змінними </text:span><text:span text:style-name="T139">із </text:span><text:span text:style-name="T137">Z={</text:span><text:span text:style-name="T81">х</text:span><text:span text:style-name="T23">1</text:span><text:span text:style-name="T104">, </text:span><text:span text:style-name="T81">х</text:span><text:span text:style-name="T23">4</text:span><text:span text:style-name="T137">}. </text:span></text:p>
        </text:list-item>
        <text:list-item>
          <text:p text:style-name="P14"><text:span text:style-name="T155">Дл</text:span><text:span text:style-name="T156">я БФ </text:span><text:span text:style-name="T158">f</text:span><text:span text:style-name="T156">(</text:span><text:span text:style-name="T158">x</text:span><text:span text:style-name="T156">, </text:span><text:span text:style-name="T158">y</text:span><text:span text:style-name="T156">, </text:span><text:span text:style-name="T158">z</text:span><text:span text:style-name="T156">) </text:span><text:span text:style-name="T163">= (</text:span><text:span text:style-name="T164">11111010</text:span><text:span text:style-name="T163">) за означенням фіктивної (чи істотної) змінної встановити, якою - фіктивною чи істотною </text:span><text:span text:style-name="T203">−</text:span><text:span text:style-name="T163"> є змінна </text:span><text:span text:style-name="T159">х</text:span><text:span text:style-name="T51">.</text:span><text:span text:style-name="T163"> </text:span></text:p>
        </text:list-item>
        <text:list-item>
          <text:p text:style-name="P17"><text:span text:style-name="T163">Д</text:span><text:span text:style-name="T46">ля </text:span><text:span text:style-name="T165">ДДНФ </text:span><text:span text:style-name="T156">БФ </text:span><text:span text:style-name="T158">f</text:span><text:span text:style-name="T156">(</text:span><text:span text:style-name="T158">x</text:span><text:span text:style-name="T156">, </text:span><text:span text:style-name="T158">y</text:span><text:span text:style-name="T156">, </text:span><text:span text:style-name="T158">z</text:span><text:span text:style-name="T156">) </text:span><text:span text:style-name="T163">= </text:span><text:span text:style-name="T52"><draw:frame draw:style-name="fr2" draw:name="Об'єкт14" text:anchor-type="as-char" svg:y="-0.1492in" svg:width="0.189in" svg:height="0.1854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60">у</text:span><text:span text:style-name="T161">z</text:span><text:span text:style-name="T162">∨</text:span><text:span text:style-name="T52"><draw:frame draw:style-name="fr2" draw:name="Об'єкт17" text:anchor-type="as-char" svg:y="-0.1492in" svg:width="0.189in" svg:height="0.1854in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3"><draw:frame draw:style-name="fr1" draw:name="Об'єкт18" text:anchor-type="as-char" svg:width="0.2008in" svg:height="0.1839in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9"><draw:frame draw:style-name="fr2" draw:name="Об'єкт19" text:anchor-type="as-char" svg:y="-0.1492in" svg:width="0.1783in" svg:height="0.1854in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0">∨</text:span><text:span text:style-name="T233">x</text:span><text:span text:style-name="T234"><draw:frame draw:style-name="fr1" draw:name="Об'єкт15" text:anchor-type="as-char" svg:width="0.2008in" svg:height="0.1839in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33">z</text:span><text:span text:style-name="T161"> </text:span><text:span text:style-name="T163">побудувати рівний їй </text:span><text:bookmark-start text:name="__DdeLink__1066_1401347031"/><text:span text:style-name="T163">поліном Жегалкіна</text:span><text:bookmark-end text:name="__DdeLink__1066_1401347031"/><text:span text:style-name="T163">.</text:span></text:p>
        </text:list-item>
        <text:list-item>
          <text:p text:style-name="P6"><text:span text:style-name="T63">С</text:span><text:span text:style-name="T64">користавшись методом невизначених коефіцієнтів, подати </text:span><text:span text:style-name="T62">БФ </text:span><text:span text:style-name="T80">f</text:span><text:span text:style-name="T62">(</text:span><text:span text:style-name="T80">x</text:span><text:span text:style-name="T62">, </text:span><text:span text:style-name="T80">y</text:span><text:span text:style-name="T62">, </text:span><text:span text:style-name="T80">z</text:span><text:span text:style-name="T62">) </text:span><text:span text:style-name="T63">= (</text:span><text:span text:style-name="T65">1</text:span><text:span text:style-name="T76">1</text:span><text:span text:style-name="T64">00</text:span><text:span text:style-name="T71">10</text:span><text:span text:style-name="T65">0</text:span><text:span text:style-name="T64">1</text:span><text:span text:style-name="T63">) </text:span><text:span text:style-name="T64">у вигляді </text:span><text:bookmark-start text:name="__DdeLink__1066_14013470311"/><text:span text:style-name="T63">поліном</text:span><text:span text:style-name="T64">у</text:span><text:span text:style-name="T63"> Жегалкіна</text:span><text:bookmark-end text:name="__DdeLink__1066_14013470311"/><text:span text:style-name="T63">.</text:span></text:p>
        </text:list-item>
        <text:list-item>
          <text:p text:style-name="P6"><text:span text:style-name="T216">Довести, що </text:span><text:span text:style-name="T214">х</text:span><text:span text:style-name="T9">і</text:span><text:span text:style-name="T216"> - </text:span><text:span text:style-name="T222">фіктивна</text:span><text:span text:style-name="T216"> змінна БФ </text:span><text:span text:style-name="T214">f</text:span><text:span text:style-name="T216">(</text:span><text:span text:style-name="T214">х</text:span><text:span text:style-name="T9">1</text:span><text:span text:style-name="T216">, </text:span><text:span text:style-name="T214">х</text:span><text:span text:style-name="T9">2</text:span><text:span text:style-name="T216">, ..., </text:span><text:span text:style-name="T214">х</text:span><text:span text:style-name="T9">n</text:span><text:span text:style-name="T216">) тоді і лише тоді, коли </text:span><text:span text:style-name="T214">х</text:span><text:span text:style-name="T9">і</text:span><text:span text:style-name="T216"> явно </text:span><text:span text:style-name="T222">не </text:span><text:span text:style-name="T216">входить у поліном Жегалкіна цієї функції.</text:span><text:span text:style-name="T63"> </text:span></text:p>
        </text:list-item>
        <text:list-item>
          <text:p text:style-name="P7"><text:span text:style-name="T123">Показати, що кількість булевих функцій, що суттєво залежать від n аргументів, визначається рекурентним співвідношенням A</text:span><text:span text:style-name="T26">n</text:span><text:span text:style-name="T123"> </text:span><text:span text:style-name="T135">=</text:span><text:span text:style-name="T123"> </text:span><text:span text:style-name="T123"><draw:frame draw:style-name="fr3" draw:name="1" text:anchor-type="as-char" svg:y="-0.2181in" svg:width="0.1929in" svg:height="0.2598in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23"><text:s/>- </text:span><text:span text:style-name="T143"><draw:frame draw:style-name="fr2" draw:name="Об'єкт53" text:anchor-type="as-char" svg:y="-0.1744in" svg:width="0.4083in" svg:height="0.248in" draw:z-index="1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3"><draw:frame draw:style-name="fr2" draw:name="Об'єкт21" text:anchor-type="as-char" svg:y="-0.1744in" svg:width="0.2764in" svg:height="0.248in" draw:z-index="13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91">A</text:span><text:span text:style-name="T27">i</text:span><text:span text:style-name="T123">, де </text:span><text:span text:style-name="T88">A</text:span><text:span text:style-name="T28">i</text:span><text:span text:style-name="T123"> - кількість булевих функцій, що суттєво залежать від </text:span><text:span text:style-name="T88">i</text:span><text:span text:style-name="T123"> аргументів.</text:span></text:p>
        </text:list-item>
        <text:list-item>
          <text:p text:style-name="P6"><text:span text:style-name="T107">Дови</text:span><text:span text:style-name="T108">значити </text:span><text:span text:style-name="T107">БФ</text:span><text:span text:style-name="T108"> </text:span><text:span text:style-name="T82">f <text:s/></text:span><text:span text:style-name="T83">= </text:span><text:span text:style-name="T108">(</text:span><text:span text:style-name="T126">1*</text:span><text:span text:style-name="T108">*1</text:span><text:span text:style-name="T127">0</text:span><text:span text:style-name="T108">*</text:span><text:span text:style-name="T127">1</text:span><text:span text:style-name="T108">*), </text:span><text:span text:style-name="T107">з</text:span><text:span text:style-name="T63">аміни</text:span><text:span text:style-name="T66">вш</text:span><text:span text:style-name="T63">и у кортежі </text:span><text:span text:style-name="T108">(</text:span><text:span text:style-name="T126">1*</text:span><text:span text:style-name="T108">*1</text:span><text:span text:style-name="T127">0</text:span><text:span text:style-name="T108">*</text:span><text:span text:style-name="T127">1</text:span><text:span text:style-name="T108">*)</text:span><text:span text:style-name="T63"> зірочки символами 0 і 1 так, щоб утворився вектор значень деякої лінійної функції </text:span><text:span text:style-name="T82">f</text:span><text:span text:style-name="T108">. </text:span><text:span text:style-name="T107">Записати</text:span><text:span text:style-name="T108"> </text:span><text:span text:style-name="T107">отриману </text:span><text:span text:style-name="T108">функцію </text:span><text:span text:style-name="T82">f </text:span><text:span text:style-name="T101">аналітично</text:span><text:span text:style-name="T108">. </text:span><text:span text:style-name="T101">Відповідь обґрунтувати.</text:span></text:p>
        </text:list-item>
        <text:list-item>
          <text:p text:style-name="P21"><text:span text:style-name="T100">Чи <text:s/>є монотонною БФ </text:span><text:span text:style-name="T79">f</text:span><text:span text:style-name="T102">(</text:span><text:span text:style-name="T79">х</text:span><text:span text:style-name="T14">1</text:span><text:span text:style-name="T102">, </text:span><text:span text:style-name="T79">х</text:span><text:span text:style-name="T14">2</text:span><text:span text:style-name="T102">, </text:span><text:span text:style-name="T79">х</text:span><text:span text:style-name="T17">3</text:span><text:span text:style-name="T102">) = (</text:span><text:span text:style-name="T100">0</text:span><text:span text:style-name="T109">01</text:span><text:span text:style-name="T100">1</text:span><text:span text:style-name="T109">00</text:span><text:span text:style-name="T102">01)? </text:span><text:span text:style-name="T100">Відповідь обґрунтувати.</text:span></text:p>
        </text:list-item>
        <text:list-item>
          <text:p text:style-name="P8"><text:span text:style-name="T110">Довести, що для довільної монотонної БФ </text:span><text:span text:style-name="T84">f</text:span><text:span text:style-name="T110">(</text:span><text:span text:style-name="T84">х</text:span><text:span text:style-name="T18">1</text:span><text:span text:style-name="T110">, </text:span><text:span text:style-name="T84">х</text:span><text:span text:style-name="T18">2</text:span><text:span text:style-name="T110">, ..., </text:span><text:span text:style-name="T84">х</text:span><text:span text:style-name="T18">n</text:span><text:span text:style-name="T110">) справедливий розклад: <text:s text:c="8"/></text:span><text:span text:style-name="T84"><text:s text:c="11"/>f</text:span><text:span text:style-name="T110">(</text:span><text:span text:style-name="T84">х</text:span><text:span text:style-name="T18">1</text:span><text:span text:style-name="T110">, </text:span><text:span text:style-name="T84">х</text:span><text:span text:style-name="T18">2</text:span><text:span text:style-name="T110">, ..., </text:span><text:span text:style-name="T84">х</text:span><text:span text:style-name="T18">n</text:span><text:span text:style-name="T110">) = </text:span><text:span text:style-name="T84">х</text:span><text:span text:style-name="T18">1</text:span><text:span text:style-name="T84">f</text:span><text:span text:style-name="T110">(</text:span><text:span text:style-name="T128">1</text:span><text:span text:style-name="T110">, </text:span><text:span text:style-name="T84">х</text:span><text:span text:style-name="T18">2</text:span><text:span text:style-name="T110">, ..., </text:span><text:span text:style-name="T84">х</text:span><text:span text:style-name="T18">n</text:span><text:span text:style-name="T110">)</text:span><text:span text:style-name="T150">∨</text:span><text:span text:style-name="T84">f</text:span><text:span text:style-name="T110">(</text:span><text:span text:style-name="T128">0</text:span><text:span text:style-name="T110">, </text:span><text:span text:style-name="T84">х</text:span><text:span text:style-name="T18">2</text:span><text:span text:style-name="T110">, ..., </text:span><text:span text:style-name="T84">х</text:span><text:span text:style-name="T18">n</text:span><text:span text:style-name="T110">).</text:span></text:p>
        </text:list-item>
        <text:list-item>
          <text:p text:style-name="P9"><text:span text:style-name="T110">Довести, що довільна монотонна </text:span><text:span text:style-name="T111">БФ</text:span><text:span text:style-name="T110">, що відмінна від константи, може бути представлена </text:span><text:span text:style-name="T128">К</text:span><text:span text:style-name="T110">НФ без заперечень.</text:span></text:p>
        </text:list-item>
        <text:list-item>
          <text:p text:style-name="P22"><text:span text:style-name="T100">Знайти двоїсту БФ для </text:span><text:span text:style-name="T112">БФ </text:span><text:span text:style-name="T80">f</text:span><text:span text:style-name="T112">(</text:span><text:span text:style-name="T80">x</text:span><text:span text:style-name="T112">, </text:span><text:span text:style-name="T80">y</text:span><text:span text:style-name="T112">, </text:span><text:span text:style-name="T80">z</text:span><text:span text:style-name="T112">) </text:span><text:span text:style-name="T108">= (</text:span><text:span text:style-name="T113">1</text:span><text:span text:style-name="T100">0</text:span><text:span text:style-name="T129">0</text:span><text:span text:style-name="T133">1</text:span><text:span text:style-name="T127">0</text:span><text:span text:style-name="T113">1</text:span><text:span text:style-name="T100">0</text:span><text:span text:style-name="T128">1</text:span><text:span text:style-name="T108">). </text:span><text:span text:style-name="T101">Відповідь обґрунтувати.</text:span></text:p>
        </text:list-item>
        <text:list-item>
          <text:p text:style-name="P10"><text:span text:style-name="T101">Ч</text:span><text:span text:style-name="T114">и є БФ </text:span><text:span text:style-name="T80">f</text:span><text:span text:style-name="T112">(</text:span><text:span text:style-name="T80">x</text:span><text:span text:style-name="T112">, </text:span><text:span text:style-name="T80">y</text:span><text:span text:style-name="T112">, </text:span><text:span text:style-name="T80">z</text:span><text:span text:style-name="T112">) </text:span><text:span text:style-name="T108">= (</text:span><text:span text:style-name="T113">1</text:span><text:span text:style-name="T110">0</text:span><text:span text:style-name="T129">0</text:span><text:span text:style-name="T113">1</text:span><text:span text:style-name="T110">0</text:span><text:span text:style-name="T128">1</text:span><text:span text:style-name="T113">0</text:span><text:span text:style-name="T129">1</text:span><text:span text:style-name="T108">) </text:span><text:span text:style-name="T114">(див. попередню задачу) самодвоїстою?</text:span><text:span text:style-name="T108"> </text:span><text:span text:style-name="T101">Відповідь обґрунтувати.</text:span></text:p>
        </text:list-item>
        <text:list-item>
          <text:p text:style-name="P9"><text:span text:style-name="T101">З</text:span><text:span text:style-name="T114">найти </text:span><text:span text:style-name="T115">(</text:span><text:span text:style-name="T114">аналітично</text:span><text:span text:style-name="T115">)</text:span><text:span text:style-name="T114"> двоїсту БФ до БФ </text:span><text:span text:style-name="T80">f</text:span><text:span text:style-name="T112">(</text:span><text:span text:style-name="T80">x</text:span><text:span text:style-name="T112">, </text:span><text:span text:style-name="T80">y</text:span><text:span text:style-name="T112">) </text:span><text:span text:style-name="T108">= <text:s/></text:span><text:bookmark-start text:name="__DdeLink__182_388296396111"/><text:span text:style-name="T85">x</text:span><text:bookmark-end text:name="__DdeLink__182_388296396111"/><text:span text:style-name="T140">∧</text:span><text:span text:style-name="T85">y</text:span><text:span text:style-name="T116">.</text:span></text:p>
        </text:list-item>
        <text:list-item>
          <text:p text:style-name="P11"><text:soft-page-break/><text:span text:style-name="T216">Визначити </text:span><text:span text:style-name="T223">кількість</text:span><text:span text:style-name="T216"> </text:span><text:span text:style-name="T224">БФ</text:span><text:span text:style-name="T216"> від </text:span><text:span text:style-name="T60">n</text:span><text:span text:style-name="T216"> змінних, </text:span><text:span text:style-name="T224">що</text:span><text:span text:style-name="T216"> належать множині </text:span><text:span text:style-name="T90">М</text:span><text:span text:style-name="T148">\</text:span><text:span text:style-name="T149">(</text:span><text:bookmark text:name="__DdeLink__608_141887944211"/><text:span text:style-name="T85">Т</text:span><text:span text:style-name="T24">0</text:span><text:span text:style-name="T205">∪</text:span><text:span text:style-name="T85">Т</text:span><text:span text:style-name="T25">1</text:span><text:span text:style-name="T134">)</text:span><text:span text:style-name="T92">.</text:span><text:span text:style-name="T227"> </text:span><text:span text:style-name="T101">Відповідь обґрунтувати.</text:span></text:p>
        </text:list-item>
        <text:list-item>
          <text:p text:style-name="P19"><text:span text:style-name="T168">Визначити </text:span><text:span text:style-name="T169">кількість</text:span><text:span text:style-name="T168"> </text:span><text:span text:style-name="T170">БФ</text:span><text:span text:style-name="T168"> від n змінних, </text:span><text:span text:style-name="T170">що</text:span><text:span text:style-name="T168"> належать множині </text:span><text:span text:style-name="T174">(</text:span><text:span text:style-name="T188">L</text:span><text:span text:style-name="T206">∪</text:span><text:span text:style-name="T184">Т</text:span><text:span text:style-name="T32">1</text:span><text:span text:style-name="T174">)</text:span><text:span text:style-name="T166">∩</text:span><text:span text:style-name="T189">S</text:span><text:span text:style-name="T168">. </text:span><text:span text:style-name="T171">Відповідь обґрунтувати.</text:span></text:p>
        </text:list-item>
        <text:list-item>
          <text:p text:style-name="P18"><text:span text:style-name="T172">Довести</text:span><text:span text:style-name="T171">, що не існує самодвоїстої </text:span><text:span text:style-name="T172">БФ</text:span><text:span text:style-name="T171">, </text:span><text:span text:style-name="T172">істотно</text:span><text:span text:style-name="T171"> залежної від двох </text:span>змінних. </text:p>
        </text:list-item>
        <text:list-item>
          <text:p text:style-name="P18"><text:span text:style-name="T171">Довести, якщо </text:span><text:span text:style-name="T1">f</text:span> не є константою, а <text:span text:style-name="T1">f</text:span><text:span text:style-name="T190">∨</text:span><text:span text:style-name="T1">f</text:span><text:span text:style-name="T46">*</text:span> - константа, то <text:s/><text:span text:style-name="T185">f</text:span><text:span text:style-name="T178">∉</text:span><text:span text:style-name="T186">М</text:span><text:span text:style-name="T178">∪</text:span><text:bookmark-start text:name="__DdeLink__608_1418879442121"/><text:span text:style-name="T187">S</text:span><text:bookmark-end text:name="__DdeLink__608_1418879442121"/><text:span text:style-name="T187">.</text:span></text:p>
        </text:list-item>
        <text:list-item>
          <text:p text:style-name="P23"><text:span text:style-name="T60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67">Відповідь обґрунтувати.</text:span></text:p>
        </text:list-item>
        <text:list-item>
          <text:p text:style-name="P24"><text:span text:style-name="T60">Користуючись методом зведення до функ</text:span><text:span text:style-name="T68">ці</text:span><text:span text:style-name="T60">онально повно</text:span><text:span text:style-name="T68">ї</text:span><text:span text:style-name="T60"> системи </text:span><text:span text:style-name="T99">Σ</text:span><text:span text:style-name="T29">0</text:span><text:span text:style-name="T68"> = {</text:span><text:span text:style-name="T99">∨,∧, ¯</text:span><text:span text:style-name="T68">}</text:span><text:span text:style-name="T60">, </text:span><text:span text:style-name="T99">Σ</text:span><text:span text:style-name="T29">1</text:span><text:span text:style-name="T68"> = {</text:span><text:span text:style-name="T99">∨, ¯</text:span><text:span text:style-name="T68">}</text:span><text:span text:style-name="T60">, або </text:span><text:span text:style-name="T99">Σ</text:span><text:span text:style-name="T29">2</text:span><text:span text:style-name="T68"> = {</text:span><text:span text:style-name="T99">∧, ¯</text:span><text:span text:style-name="T68">}</text:span><text:span text:style-name="T60">, довести функ</text:span><text:span text:style-name="T69">ціо</text:span><text:span text:style-name="T60">нальну повноту системи </text:span><text:span text:style-name="T99">Σ</text:span><text:span text:style-name="T60"> </text:span><text:span text:style-name="T68">= {</text:span><text:span text:style-name="T80">х</text:span><text:span text:style-name="T98">→</text:span><text:span text:style-name="T80">у</text:span><text:span text:style-name="T62">, </text:span><text:span text:style-name="T72">¬</text:span><text:span text:style-name="T77">(</text:span><text:span text:style-name="T85">x</text:span><text:span text:style-name="T154">⊕</text:span><text:span text:style-name="T85">y</text:span><text:span text:style-name="T154">⊕</text:span><text:span text:style-name="T89">z</text:span><text:span text:style-name="T77">)</text:span><text:span text:style-name="T68">}</text:span><text:span text:style-name="T60">.</text:span></text:p>
        </text:list-item>
        <text:list-item>
          <text:p text:style-name="P25"><text:span text:style-name="T60">Чи є </text:span><text:span text:style-name="T70">функ</text:span><text:span text:style-name="T68">ці</text:span><text:span text:style-name="T70">онально повно</text:span><text:span text:style-name="T60">ю</text:span><text:span text:style-name="T70"> систем</text:span><text:span text:style-name="T60">а БФ</text:span><text:span text:style-name="T70"> </text:span><text:span text:style-name="T99">Σ </text:span><text:span text:style-name="T97">= </text:span><text:span text:style-name="T68">{</text:span><text:span text:style-name="T99">∧, </text:span><text:span text:style-name="T154">⊕, </text:span><text:span text:style-name="T153">0</text:span><text:span text:style-name="T68">}? </text:span><text:span text:style-name="T67">Відповідь обґрунтувати.</text:span></text:p>
        </text:list-item>
        <text:list-item>
          <text:p text:style-name="P26"><text:span text:style-name="T60">Чи є базисом в Р</text:span><text:span text:style-name="T9">2</text:span><text:span text:style-name="T60"> </text:span><text:span text:style-name="T70">систем</text:span><text:span text:style-name="T60">а</text:span><text:span text:style-name="T70"> </text:span><text:span text:style-name="T60">БФ </text:span><text:span text:style-name="T99">Σ</text:span><text:span text:style-name="T68"> = {</text:span><text:span text:style-name="T99">∨,∧, <text:s/>¯</text:span><text:span text:style-name="T68">}</text:span><text:span text:style-name="T73">?</text:span><text:span text:style-name="T68"> </text:span><text:span text:style-name="T67">Відповідь обґрунтувати. </text:span></text:p>
        </text:list-item>
        <text:list-item>
          <text:p text:style-name="P12"><text:span text:style-name="T117">Чи є </text:span><text:span text:style-name="T118">функ</text:span><text:span text:style-name="T119">ці</text:span><text:span text:style-name="T118">онально повно</text:span><text:span text:style-name="T117">ю</text:span><text:span text:style-name="T118"> систем</text:span><text:span text:style-name="T117">а БФ</text:span><text:span text:style-name="T118"> </text:span><text:span text:style-name="T140">Σ </text:span><text:span text:style-name="T141">= </text:span><text:span text:style-name="T119">{</text:span><text:span text:style-name="T120">(1</text:span><text:span text:style-name="T121">1</text:span><text:span text:style-name="T120">)</text:span><text:span text:style-name="T140">, </text:span><text:span text:style-name="T120">(0</text:span><text:span text:style-name="T121">111</text:span><text:span text:style-name="T120">)</text:span><text:span text:style-name="T140">, </text:span><text:span text:style-name="T145">(00110111)</text:span><text:span text:style-name="T119">}? </text:span><text:span text:style-name="T101">Відповідь обґрунтувати.</text:span></text:p>
        </text:list-item>
        <text:list-item>
          <text:p text:style-name="P6"><text:span text:style-name="T67">Д</text:span><text:span text:style-name="T60">овести, що коли </text:span><text:span text:style-name="T62"><text:s/></text:span><text:span text:style-name="T80">f</text:span><text:span text:style-name="T153">∉</text:span><text:span text:style-name="T85">Т</text:span><text:span text:style-name="T11">0</text:span><text:span text:style-name="T153">∪</text:span><text:span text:style-name="T85">Т</text:span><text:span text:style-name="T11">1</text:span><text:span text:style-name="T153">∪</text:span><text:bookmark-start text:name="__DdeLink__608_141887944212"/><text:span text:style-name="T78">S</text:span><text:bookmark-end text:name="__DdeLink__608_141887944212"/><text:span text:style-name="T60">, то {</text:span><text:span text:style-name="T62"> </text:span><text:span text:style-name="T80">f</text:span><text:span text:style-name="T60">} − функціонально повна система.</text:span></text:p>
        </text:list-item>
        <text:list-item>
          <text:p text:style-name="P6"><text:span text:style-name="T118">Чи існує базис в P</text:span><text:span text:style-name="T20">2</text:span><text:span text:style-name="T118">, що складається з таких чотирьох функцій </text:span><text:span text:style-name="T86">f</text:span><text:span text:style-name="T20">1</text:span><text:span text:style-name="T118">, </text:span><text:span text:style-name="T86">f</text:span><text:span text:style-name="T20">2</text:span><text:span text:style-name="T118">, </text:span><text:span text:style-name="T86">f</text:span><text:span text:style-name="T20">3</text:span><text:span text:style-name="T118">, </text:span><text:span text:style-name="T86">f</text:span><text:span text:style-name="T20">4</text:span><text:span text:style-name="T118">, що </text:span><text:span text:style-name="T80">f</text:span><text:span text:style-name="T20">1</text:span><text:span text:style-name="T146">∉</text:span><text:span text:style-name="T85">Т</text:span><text:span text:style-name="T19">0</text:span><text:span text:style-name="T118">, </text:span><text:span text:style-name="T80">f</text:span><text:span text:style-name="T21">2</text:span><text:span text:style-name="T146">∉</text:span><text:span text:style-name="T85">Т</text:span><text:span text:style-name="T21">1</text:span><text:span text:style-name="T118">, </text:span><text:span text:style-name="T80">f</text:span><text:span text:style-name="T21">3</text:span><text:span text:style-name="T146">∉</text:span><text:span text:style-name="T86">L</text:span><text:span text:style-name="T118">, </text:span><text:span text:style-name="T80">f</text:span><text:span text:style-name="T21">4</text:span><text:span text:style-name="T146">∉</text:span><text:span text:style-name="T118">S? </text:span><text:span text:style-name="T101">Відповідь обґрунтувати.</text:span></text:p>
        </text:list-item>
        <text:list-item>
          <text:p text:style-name="P7"><text:span text:style-name="T108">Мінімізувати </text:span><text:span text:style-name="T122">БФ</text:span><text:span text:style-name="T108"> </text:span><text:span text:style-name="T82">f</text:span><text:span text:style-name="T122"> за допомогою </text:span><text:span text:style-name="T108">метод</text:span><text:span text:style-name="T132">у</text:span><text:span text:style-name="T122"> Блейка і </text:span><text:span text:style-name="T108">метод</text:span><text:span text:style-name="T131">у </text:span><text:span text:style-name="T125">Петрика</text:span><text:span text:style-name="T122">, </text:span><text:span text:style-name="T123">якщо <text:s text:c="37"/></text:span><text:span text:style-name="T82"><text:s text:c="7"/>f</text:span><text:span text:style-name="T112">(</text:span><text:span text:style-name="T80">x</text:span><text:span text:style-name="T112">, </text:span><text:span text:style-name="T80">y</text:span><text:span text:style-name="T112">, </text:span><text:span text:style-name="T80">z</text:span><text:span text:style-name="T112">) </text:span><text:span text:style-name="T108">= </text:span><text:span text:style-name="T150"><draw:frame draw:style-name="fr2" draw:name="Об'єкт7" text:anchor-type="as-char" svg:y="-0.1492in" svg:width="0.189in" svg:height="0.1854in" draw:z-index="1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24"><draw:frame draw:style-name="fr1" draw:name="Об'єкт8" text:anchor-type="as-char" svg:width="0.2008in" svg:height="0.1839in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47">∨</text:span><text:span text:style-name="T108"> </text:span><text:span text:style-name="T106">¬</text:span><text:span text:style-name="T123">((</text:span><text:span text:style-name="T106"><draw:frame draw:style-name="fr2" draw:name="Об'єкт10" text:anchor-type="as-char" svg:y="-0.1492in" svg:width="0.189in" svg:height="0.1854in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47">∨</text:span><text:span text:style-name="T151"><draw:frame draw:style-name="fr2" draw:name="Об'єкт11" text:anchor-type="as-char" svg:y="-0.1492in" svg:width="0.1783in" svg:height="0.1854in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52">)(</text:span><text:span text:style-name="T95">у</text:span><text:span text:style-name="T147">∨</text:span><text:span text:style-name="T151"><draw:frame draw:style-name="fr2" draw:name="Об'єкт12" text:anchor-type="as-char" svg:y="-0.1492in" svg:width="0.1783in" svg:height="0.1854in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52">))</text:span><text:span text:style-name="T150">∨</text:span><text:span text:style-name="T96">x</text:span><text:span text:style-name="T124">(</text:span><text:span text:style-name="T87">у</text:span><text:span text:style-name="T150">∨</text:span><text:span text:style-name="T123"><draw:frame draw:style-name="fr1" draw:name="Об'єкт9" text:anchor-type="as-char" svg:width="0.2008in" svg:height="0.1839in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51">z</text:span><text:span text:style-name="T152">).</text:span><text:span text:style-name="T88"> </text:span></text:p>
        </text:list-item>
        <text:list-item>
          <text:p text:style-name="P6"><text:span text:style-name="T101">Довести, що жодна проста імпліканта монотонної </text:span><text:span text:style-name="T111">БФ</text:span><text:span text:style-name="T101"> не містить заперечень змінних.</text:span></text:p>
        </text:list-item>
        <text:list-item>
          <text:p text:style-name="P6"><text:span text:style-name="T101">Довести, що скорочена ДНФ, що представляє монотонну </text:span><text:span text:style-name="T111">БФ</text:span><text:span text:style-name="T101">, є мінімальною </text:span><text:span text:style-name="T111">ДНФ</text:span><text:span text:style-name="T101">.</text:span></text:p>
        </text:list-item>
        <text:list-item>
          <text:p text:style-name="P8"><text:span text:style-name="T116">Визначити число тупикових ДНФ та число мінімальних ДНФ </text:span><text:span text:style-name="T130">булевої функції</text:span><text:span text:style-name="T116"> </text:span><text:span text:style-name="T85">f</text:span><text:span text:style-name="T116">(</text:span><text:span text:style-name="T85">х</text:span><text:span text:style-name="T19">1</text:span><text:span text:style-name="T116">, </text:span><text:span text:style-name="T85">х</text:span><text:span text:style-name="T19">2</text:span><text:span text:style-name="T116">, ..., </text:span><text:span text:style-name="T85">х</text:span><text:span text:style-name="T19">n</text:span><text:span text:style-name="T116">) = (011111...110).</text:span></text:p>
        </text:list-item>
        <text:list-item>
          <text:p text:style-name="P13"><text:span text:style-name="T213">Для БФ </text:span><text:span text:style-name="T215">f</text:span><text:span text:style-name="T217">(</text:span><text:span text:style-name="T215">x</text:span><text:span text:style-name="T217">, </text:span><text:span text:style-name="T215">y</text:span><text:span text:style-name="T217">)</text:span><text:span text:style-name="T215"> </text:span><text:span text:style-name="T217">= (0</text:span><text:span text:style-name="T225">1</text:span><text:span text:style-name="T226">11</text:span><text:span text:style-name="T217">), </text:span><text:span text:style-name="T218">що задана табли</text:span><text:span text:style-name="T219">цею істинності </text:span><text:span text:style-name="T220">(вектором значень)</text:span><text:span text:style-name="T218">,</text:span><text:span text:style-name="T217"> знайти рівн</text:span><text:span text:style-name="T221">у</text:span><text:span text:style-name="T217"> їй ДДНФ.</text:span></text:p>
        </text:list-item>
        <text:list-item>
          <text:p text:style-name="P16"><text:span text:style-name="T55">Дл</text:span><text:span text:style-name="T116">я БФ </text:span><text:span text:style-name="T157">f</text:span><text:span text:style-name="T116">(</text:span><text:span text:style-name="T157">x</text:span><text:span text:style-name="T116">, </text:span><text:span text:style-name="T157">y</text:span><text:span text:style-name="T116">)</text:span><text:span text:style-name="T157"> </text:span><text:span text:style-name="T116">= (0</text:span><text:span text:style-name="T52">1</text:span><text:span text:style-name="T56">11</text:span><text:span text:style-name="T116">), </text:span><text:span text:style-name="T52">що задана табли</text:span><text:span text:style-name="T57">цею істинності </text:span><text:span text:style-name="T58">(вектором значень)</text:span><text:span text:style-name="T52">,</text:span><text:span text:style-name="T116"> знайти рівн</text:span><text:span text:style-name="T55">у</text:span><text:span text:style-name="T116"> їй Д</text:span><text:span text:style-name="T55">К</text:span><text:span text:style-name="T116">НФ.</text:span></text:p>
          <text:p text:style-name="P28"/>
          <text:p text:style-name="P29"/>
        </text:list-item>
      </text:list>
      <text:p text:style-name="P2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07:31:33.297826365</meta:creation-date>
    <dc:date>2022-02-23T23:32:41.108070470</dc:date>
    <meta:editing-duration>PT2H3M40S</meta:editing-duration>
    <meta:editing-cycles>11</meta:editing-cycles>
    <meta:generator>LibreOffice/6.4.7.2$Linux_X86_64 LibreOffice_project/40$Build-2</meta:generator>
    <meta:document-statistic meta:table-count="0" meta:image-count="0" meta:object-count="20" meta:page-count="2" meta:paragraph-count="42" meta:word-count="736" meta:character-count="4389" meta:non-whitespace-character-count="3643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3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9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